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sqrt>
        <mfrac>
          <mi>E</mi>
          <mi mathvariant="normal">ρ</mi>
        </mfrac>
      </msqrt>
    </mrow>
    <annotation encoding="StarMath 5.0">v ~=~ sqrt { E over %irho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2:13:34.466000000</meta:creation-date>
    <meta:generator>LibreOffice/4.3.4.1$Windows_x86 LibreOffice_project/bc356b2f991740509f321d70e4512a6a54c5f243</meta:generator>
  </office:meta>
</office:document-meta>
</file>